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Variabl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rting Value – Screen 1</text:p>
          </table:table-cell>
          <table:table-cell table:style-name="ce1" office:value-type="string">
            <text:p>Starting Value – MainScree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C_Gray</text:p>
          </table:table-cell>
          <table:table-cell office:value-type="string">
            <text:p>Make Color – Make List</text:p>
          </table:table-cell>
          <table:table-cell table:number-columns-repeated="2" table:style-name="ce2" office:value-type="string">
            <text:p>102,102,102,255</text:p>
          </table:table-cell>
          <table:table-cell table:number-columns-repeated="1020"/>
        </table:table-row>
        <table:table-row table:style-name="ro1">
          <table:table-cell office:value-type="string">
            <text:p>C_Blue</text:p>
          </table:table-cell>
          <table:table-cell office:value-type="string">
            <text:p>Make Color – Make List</text:p>
          </table:table-cell>
          <table:table-cell table:number-columns-repeated="2" table:style-name="ce2" office:value-type="string">
            <text:p>27,160,255,255</text:p>
          </table:table-cell>
          <table:table-cell table:number-columns-repeated="1020"/>
        </table:table-row>
        <table:table-row table:style-name="ro1">
          <table:table-cell office:value-type="string">
            <text:p>C_Green</text:p>
          </table:table-cell>
          <table:table-cell office:value-type="string">
            <text:p>Make Color – Make List</text:p>
          </table:table-cell>
          <table:table-cell table:style-name="ce2" office:value-type="string">
            <text:p>102,153,0,255</text:p>
          </table:table-cell>
          <table:table-cell table:number-columns-repeated="1021"/>
        </table:table-row>
        <table:table-row table:style-name="ro2">
          <table:table-cell office:value-type="string">
            <text:p>Alphanumeric_Chars</text:p>
          </table:table-cell>
          <table:table-cell office:value-type="string">
            <text:p>Text</text:p>
          </table:table-cell>
          <table:table-cell table:number-columns-repeated="2" office:value-type="string">
            <text:p>ABCDEFGHIJKLMNOPQRSTUVWXYZabcdefghijklmnopqrstuvwxyz0123456789</text:p>
          </table:table-cell>
          <table:table-cell table:number-columns-repeated="1020"/>
        </table:table-row>
        <table:table-row table:style-name="ro2">
          <table:table-cell office:value-type="string">
            <text:p>SCR_Quiz</text:p>
          </table:table-cell>
          <table:table-cell office:value-type="string">
            <text:p>Number</text:p>
          </table:table-cell>
          <table:table-cell/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SCR_Login</text:p>
          </table:table-cell>
          <table:table-cell office:value-type="string">
            <text:p>Numbe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SCR_Profile</text:p>
          </table:table-cell>
          <table:table-cell office:value-type="string">
            <text:p>Number </text:p>
          </table:table-cell>
          <table:table-cell/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string">
            <text:p>SCR_Register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SCR_Forgot</text:p>
          </table:table-cell>
          <table:table-cell office:value-type="string">
            <text:p>Number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office:value-type="string">
            <text:p>SCR_Help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SCR_Main</text:p>
          </table:table-cell>
          <table:table-cell office:value-type="string">
            <text:p>Numbe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Data_Pass</text:p>
          </table:table-cell>
          <table:table-cell office:value-type="string">
            <text:p>Number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2">
          <table:table-cell office:value-type="string">
            <text:p>Data_Mail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Data_SendMail</text:p>
          </table:table-cell>
          <table:table-cell office:value-type="string">
            <text:p>Number</text:p>
          </table:table-cell>
          <table:table-cell table:number-columns-repeated="2"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string">
            <text:p>Data_Name</text:p>
          </table:table-cell>
          <table:table-cell office:value-type="string">
            <text:p>Number</text:p>
          </table:table-cell>
          <table:table-cell table:number-columns-repeated="2" office:value-type="float" office:value="4">
            <text:p>4</text:p>
          </table:table-cell>
          <table:table-cell table:number-columns-repeated="1020"/>
        </table:table-row>
        <table:table-row table:style-name="ro2">
          <table:table-cell office:value-type="string">
            <text:p>Data_Gender</text:p>
          </table:table-cell>
          <table:table-cell office:value-type="string">
            <text:p>Number</text:p>
          </table:table-cell>
          <table:table-cell table:number-columns-repeated="2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Data_Birthday</text:p>
          </table:table-cell>
          <table:table-cell office:value-type="string">
            <text:p>Number</text:p>
          </table:table-cell>
          <table:table-cell table:number-columns-repeated="2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Auth_Key</text:p>
          </table:table-cell>
          <table:table-cell office:value-type="string">
            <text:p>Text</text:p>
          </table:table-cell>
          <table:table-cell office:value-type="string">
            <text:p>caravaggio1</text:p>
          </table:table-cell>
          <table:table-cell table:number-columns-repeated="1021"/>
        </table:table-row>
        <table:table-row table:style-name="ro1">
          <table:table-cell office:value-type="string">
            <text:p>AppEngine_Addr</text:p>
          </table:table-cell>
          <table:table-cell office:value-type="string">
            <text:p>Text</text:p>
          </table:table-cell>
          <table:table-cell office:value-type="string">
            <text:p>http://quizzically-app.appspot.com</text:p>
          </table:table-cell>
          <table:table-cell table:number-columns-repeated="1021"/>
        </table:table-row>
        <table:table-row table:style-name="ro2">
          <table:table-cell office:value-type="string">
            <text:p>Crypto_Key</text:p>
          </table:table-cell>
          <table:table-cell office:value-type="string">
            <text:p>Text</text:p>
          </table:table-cell>
          <table:table-cell table:number-columns-repeated="2" office:value-type="string">
            <text:p>Dsf1707</text:p>
          </table:table-cell>
          <table:table-cell table:number-columns-repeated="1020"/>
        </table:table-row>
        <table:table-row table:style-name="ro1">
          <table:table-cell office:value-type="string">
            <text:p>SQL_Key</text:p>
          </table:table-cell>
          <table:table-cell office:value-type="string">
            <text:p>Text</text:p>
          </table:table-cell>
          <table:table-cell office:value-type="string">
            <text:p>onceisawabear</text:p>
          </table:table-cell>
          <table:table-cell table:number-columns-repeated="1021"/>
        </table:table-row>
        <table:table-row table:style-name="ro2">
          <table:table-cell office:value-type="string">
            <text:p>Screen_Variable</text:p>
          </table:table-cell>
          <table:table-cell office:value-type="string">
            <text:p>Number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User</text:p>
          </table:table-cell>
          <table:table-cell office:value-type="string">
            <text:p>Tex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2">
          <table:table-cell office:value-type="string">
            <text:p>Logged</text:p>
          </table:table-cell>
          <table:table-cell office:value-type="string">
            <text:p>Number 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Index</text:p>
          </table:table-cell>
          <table:table-cell office:value-type="string">
            <text:p>Number 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Gender</text:p>
          </table:table-cell>
          <table:table-cell office:value-type="string">
            <text:p>Tex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tack_Pointer</text:p>
          </table:table-cell>
          <table:table-cell office:value-type="string">
            <text:p>Number 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List_Stack</text:p>
          </table:table-cell>
          <table:table-cell office:value-type="string">
            <text:p>Lis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2">
          <table:table-cell office:value-type="string">
            <text:p>List_Screens</text:p>
          </table:table-cell>
          <table:table-cell office:value-type="string">
            <text:p>Lis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1">
          <table:table-cell office:value-type="string">
            <text:p>List_UserInfo</text:p>
          </table:table-cell>
          <table:table-cell office:value-type="string">
            <text:p>Lis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2">
          <table:table-cell office:value-type="string">
            <text:p>Birthday</text:p>
          </table:table-cell>
          <table:table-cell office:value-type="string">
            <text:p>Text</text:p>
          </table:table-cell>
          <table:table-cell office:value-type="string">
            <text:p>200,01,01</text:p>
          </table:table-cell>
          <table:table-cell table:number-columns-repeated="1021"/>
        </table:table-row>
        <table:table-row table:style-name="ro2">
          <table:table-cell office:value-type="string">
            <text:p>output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Return_CheckEmail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Return_CheckPass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Return_isAlphanumeric</text:p>
          </table:table-cell>
          <table:table-cell office:value-type="string">
            <text:p>Logic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1">
          <table:table-cell office:value-type="string">
            <text:p>Encrypter_Var</text:p>
          </table:table-cell>
          <table:table-cell office:value-type="string">
            <text:p>Tex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1">
          <table:table-cell office:value-type="string">
            <text:p>Encrypter_Key</text:p>
          </table:table-cell>
          <table:table-cell office:value-type="string">
            <text:p>Tex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2">
          <table:table-cell office:value-type="string">
            <text:p>Return_XOR</text:p>
          </table:table-cell>
          <table:table-cell office:value-type="string">
            <text:p>Tex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1">
          <table:table-cell office:value-type="string">
            <text:p>splitvartag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splitvar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1021"/>
        </table:table-row>
        <table:table-row table:style-name="ro1">
          <table:table-cell office:value-type="string">
            <text:p>splitdate</text:p>
          </table:table-cell>
          <table:table-cell office:value-type="string">
            <text:p>List</text:p>
          </table:table-cell>
          <table:table-cell table:number-columns-repeated="2" office:value-type="string">
            <text:p>null</text:p>
          </table:table-cell>
          <table:table-cell table:number-columns-repeated="1020"/>
        </table:table-row>
        <table:table-row table:style-name="ro1">
          <table:table-cell office:value-type="string">
            <text:p>StartValue</text:p>
          </table:table-cell>
          <table:table-cell office:value-type="string">
            <text:p>List</text:p>
          </table:table-cell>
          <table:table-cell office:value-type="string">
            <text:p>null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26/06/2013</text:date>, <text:time>22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Davis</meta:initial-creator>
    <meta:creation-date>2013-06-26T21:09:59.33</meta:creation-date>
    <dc:date>2013-06-26T22:01:21.46</dc:date>
    <dc:creator>Matthew Davis</dc:creator>
    <meta:editing-duration>PT35M31S</meta:editing-duration>
    <meta:editing-cycles>2</meta:editing-cycles>
    <meta:generator>OpenOffice.org/3.3$Win32 OpenOffice.org_project/330m20$Build-9567</meta:generator>
    <meta:document-statistic meta:table-count="3" meta:cell-count="151" meta:object-count="0"/>
  </office:meta>
</office:document-meta>
</file>